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1ed61a3">1. orgバッファを評価</text:a></text:p>
          <text:p text:style-name="Contents_20_1"><text:a xlink:type="simple" xlink:href="#orge710f29">2. ユーティリティ関数</text:a></text:p>
          <text:p text:style-name="Contents_20_2"><text:a xlink:type="simple" xlink:href="#orgdd092c9">2.1. サボっていると Kyoko さんに怒られる</text:a></text:p>
          <text:p text:style-name="Contents_20_2"><text:a xlink:type="simple" xlink:href="#orgcd91e27">2.2. org-buffer を dokuwiki 形式に変換し，kill-ring に格納</text:a></text:p>
          <text:p text:style-name="Contents_20_2"><text:a xlink:type="simple" xlink:href="#orgd18f669">2.3. コンソールでカレントバッファのあるディレクトリに移動する</text:a></text:p>
          <text:p text:style-name="Contents_20_2"><text:a xlink:type="simple" xlink:href="#org68fa53f">2.4. ファイルに含まれるテーブルを使って定時にアラートを表示する</text:a></text:p>
          <text:p text:style-name="Contents_20_2"><text:a xlink:type="simple" xlink:href="#orgcd795aa">2.5. 頻繁に利用するファイルをring形式でたどる</text:a></text:p>
          <text:p text:style-name="Contents_20_2"><text:a xlink:type="simple" xlink:href="#org1270bc5">2.6. 引数のorgバッファを開く</text:a></text:p>
          <text:p text:style-name="Contents_20_2"><text:a xlink:type="simple" xlink:href="#orgea7e28c">2.7. orgバッファにいつものヘッダを追加する</text:a></text:p>
          <text:p text:style-name="Contents_20_2"><text:a xlink:type="simple" xlink:href="#org7e38742">2.8. 議事録ひな形を書き入れる</text:a></text:p>
          <text:p text:style-name="Contents_20_2"><text:a xlink:type="simple" xlink:href="#orgfd6d128">2.9. ランダムの文字列を取得する</text:a></text:p>
          <text:p text:style-name="Contents_20_2"><text:a xlink:type="simple" xlink:href="#org6775adf">2.10. Auto-install をセットアップする</text:a></text:p>
          <text:p text:style-name="Contents_20_2"><text:a xlink:type="simple" xlink:href="#org9840cf9">2.11. 行頭に"  - "を挿入する</text:a></text:p>
          <text:p text:style-name="Contents_20_2"><text:a xlink:type="simple" xlink:href="#orgd69e4d0">2.12. 日付などを簡単に挿入する</text:a></text:p>
          <text:p text:style-name="Contents_20_3"><text:a xlink:type="simple" xlink:href="#org32a868f">2.12.1. キーバインド</text:a></text:p>
          <text:p text:style-name="Contents_20_2"><text:a xlink:type="simple" xlink:href="#orgc97b10e">2.13. XHTMLを利用したガントチャート生成</text:a></text:p>
          <text:p text:style-name="Contents_20_2"><text:a xlink:type="simple" xlink:href="#orgce4d761">2.14. 定期実行関数</text:a></text:p>
          <text:p text:style-name="Contents_20_2"><text:a xlink:type="simple" xlink:href="#orgab7ce66">2.15. ブラウザの設定</text:a></text:p>
          <text:p text:style-name="Contents_20_2"><text:a xlink:type="simple" xlink:href="#org212d994">2.16. ミニバッファに日時を表示</text:a></text:p>
          <text:p text:style-name="Contents_20_2"><text:a xlink:type="simple" xlink:href="#orgc5e59aa">2.17. バックアップファイルの削除</text:a></text:p>
          <text:p text:style-name="Contents_20_2"><text:a xlink:type="simple" xlink:href="#orge2bc5ae">2.18. 日中と夜中でテーマを切り替える</text:a></text:p>
          <text:p text:style-name="Contents_20_2"><text:a xlink:type="simple" xlink:href="#orgf645cbd">2.19. chomp</text:a></text:p>
          <text:p text:style-name="Contents_20_2"><text:a xlink:type="simple" xlink:href="#org0075a08">2.20. その他</text:a></text:p>
          <text:p text:style-name="Contents_20_1"><text:a xlink:type="simple" xlink:href="#org03a2f3d">3. 未設定／テスト中</text:a></text:p>
          <text:p text:style-name="Contents_20_2"><text:a xlink:type="simple" xlink:href="#org8a9beb6">3.1. byte-compile の警告を抑制する</text:a></text:p>
          <text:p text:style-name="Contents_20_2"><text:a xlink:type="simple" xlink:href="#org7a788e7">3.2. [window-resizer.el] 分割したウィンドウサイズを変更する</text:a></text:p>
          <text:p text:style-name="Contents_20_2"><text:a xlink:type="simple" xlink:href="#org81ae337">3.3. [idle-requie]</text:a></text:p>
          <text:p text:style-name="Contents_20_2"><text:a xlink:type="simple" xlink:href="#org4817a16">3.4. [pdf-preview]</text:a></text:p>
          <text:p text:style-name="Contents_20_2"><text:a xlink:type="simple" xlink:href="#orgcd9ed0b">3.5. [EasyPG]</text:a></text:p>
          <text:p text:style-name="Contents_20_2"><text:a xlink:type="simple" xlink:href="#orgff674e3">3.6. [eblook]</text:a></text:p>
          <text:p text:style-name="Contents_20_2"><text:a xlink:type="simple" xlink:href="#orgceefc7e">3.7. [iBuffer]</text:a></text:p>
          <text:p text:style-name="Contents_20_2"><text:a xlink:type="simple" xlink:href="#orgf495d34">3.8. UUID をファイル名にして所定のディレクトリにコピー／移動</text:a></text:p>
          <text:p text:style-name="Contents_20_2"><text:a xlink:type="simple" xlink:href="#org405cdf3">3.9. キーバインド</text:a></text:p>
          <text:p text:style-name="Contents_20_1"><text:a xlink:type="simple" xlink:href="#orgfb6c813">4. provide</text:a></text:p>
        </text:index-body>
      </text:table-of-content>
      <text:p text:style-name="Text_20_body"><text:a xlink:type="simple" xlink:href="http://pastelwill.jp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1ed61a3"/>
<text:bookmark text:name="org1ed61a3"/>orgバッファを評価
<text:bookmark-end text:name="OrgXref.org1ed61a3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>(<text:span text:style-name="OrgSrcFontLockKeywordFace">require</text:span><text:s/>'<text:span text:style-name="OrgSrcFontLockConstantFace">org</text:span><text:s/>nil<text:s/>t)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e710f29"/>
<text:bookmark text:name="orge710f29"/>ユーティリティ関数
<text:bookmark-end text:name="OrgXref.orge710f29"/></text:h>
      <text:h text:style-name="Heading_20_2" text:outline-level="2" text:is-list-header="false">
<text:bookmark-start text:name="OrgXref.orgdd092c9"/>
<text:bookmark text:name="orgdd092c9"/>サボっていると Kyoko さんに怒られる
<text:bookmark-end text:name="OrgXref.orgdd092c9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cond</text:span><text:s/>(kyoko-mad-mode</text:p>
      <text:p text:style-name="OrgSrcBlock"><text:s/><text:s/><text:s/><text:s/><text:s/><text:s/><text:s/><text:s/><text:s/>(message<text:s/><text:span text:style-name="OrgSrcFontLockStringFace">"Kyoko<text:s/>mad<text:s/>mode:<text:s/>ON"</text:span>))</text:p>
      <text:p text:style-name="OrgSrcBlock"><text:s/><text:s/><text:s/><text:s/><text:s/><text:s/><text:s/><text:s/>(t</text:p>
      <text:p text:style-name="OrgSrcBlock"><text:s/><text:s/><text:s/><text:s/><text:s/><text:s/><text:s/><text:s/><text:s/>(message<text:s/><text:span text:style-name="OrgSrcFontLockStringFace">"Kyoko<text:s/>mad<text:s/>mode:<text:s/>OFF"</text:span>))))</text:p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cd91e27"/>
<text:bookmark text:name="orgcd91e27"/>org-buffer を dokuwiki 形式に変換し，kill-ring に格納
<text:bookmark-end text:name="OrgXref.orgcd91e27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d18f669"/>
<text:bookmark text:name="orgd18f669"/>コンソールでカレントバッファのあるディレクトリに移動する
<text:bookmark-end text:name="OrgXref.orgd18f669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68fa53f"/>
<text:bookmark text:name="org68fa53f"/>ファイルに含まれるテーブルを使って定時にアラートを表示する
<text:bookmark-end text:name="OrgXref.org68fa53f"/></text:h>
      <text:p text:style-name="OrgSrcBlock">(<text:span text:style-name="OrgSrcFontLockKeywordFace">defun</text:span><text:s/><text:span text:style-name="OrgSrcFontLockFunctionNameFace">my:update-alarms-from-file</text:span><text:s/>(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set-alarms-from-file<text:s/><text:span text:style-name="OrgSrcFontLockStringFace">"~/Dropbox/org/trigger.org"</text:span>)))</text:p>
      <text:p text:style-name="OrgSrcBlock"/>
      <text:p text:style-name="OrgSrcBlock"><text:s/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: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<text:s/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\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StringFace">\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\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\|\\s-*X\\s-*\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<text:span text:style-name="OrgSrcFontLockCommentDelimiterFace">;;<text:s/><text:s/><text:s/><text:s/><text:s/><text:s/></text:span><text:span text:style-name="OrgSrcFontLockCommentFace">(set-notify-growl<text:s/>hour<text:s/>min<text:s/>action<text:s/>s)</text:span></text:p>
      <text:p text:style-name="OrgSrcBlock"><text:s/><text:s/><text:s/><text:s/><text:s/><text:s/><text:s/><text:s/><text:s/><text:s/>(set-notify-osx-native<text:s/>hour<text:s/>min<text:s/>action<text:s/>s)</text:p>
      <text:p text:style-name="OrgSrcBlock"><text:s/><text:s/><text:s/><text:s/><text:s/><text:s/><text:s/><text:s/><text:s/><text:s/><text:span text:style-name="OrgSrcFontLockCommentDelimiterFace">;;<text:s/><text:s/><text:s/><text:s/><text:s/><text:s/><text:s/><text:s/><text:s/><text:s/><text:s/><text:s/></text:span><text:span text:style-name="OrgSrcFontLockCommentFace">(set-notify-mail<text:s/>hour<text:s/>min<text:s/>action<text:s/>s)</text:span></text:p>
      <text:p text:style-name="OrgSrcBlock"><text:s/><text:s/><text:s/><text:s/><text:s/><text:s/><text:s/><text:s/><text:s/><text:s/>)))))</text:p>
      <text:p text:style-name="OrgSrcBlock"/>
      <text:p text:style-name="OrgSrcBlock">(<text:span text:style-name="OrgSrcFontLockKeywordFace">when</text:span><text:s/>(autoload-if-found</text:p>
      <text:p text:style-name="OrgSrcBlock"><text:s/><text:s/><text:s/><text:s/><text:s/><text:s/><text:s/>'(todochiku-message)</text:p>
      <text:p text:style-name="OrgSrcBlock"><text:s/><text:s/><text:s/><text:s/><text:s/><text:s/><text:s/><text:span text:style-name="OrgSrcFontLockStringFace">"todochiku"</text:span><text:s/>nil<text:s/>t)</text:p>
      <text:p text:style-name="OrgSrcBlock"><text:s/><text:s/>(<text:span text:style-name="OrgSrcFontLockKeywordFace">eval-when-compile</text:span></text:p>
      <text:p text:style-name="OrgSrcBlock"><text:s/><text:s/><text:s/><text:s/>(<text:span text:style-name="OrgSrcFontLockKeywordFace">require</text:span><text:s/>'<text:span text:style-name="OrgSrcFontLockConstantFace">todochiku</text:span><text:s/>nil<text:s/>t))</text:p>
      <text:p text:style-name="OrgSrcBlock"><text:s/><text:s/>(<text:span text:style-name="OrgSrcFontLockKeywordFace">with-eval-after-load</text:span><text:s/><text:span text:style-name="OrgSrcFontLockStringFace">"todochiku"</text:span></text:p>
      <text:p text:style-name="OrgSrcBlock"><text:s/><text:s/><text:s/><text:s/>(<text:span text:style-name="OrgSrcFontLockKeywordFace">setq</text:span><text:s/>todochiku-icons-directory<text:s/><text:span text:style-name="OrgSrcFontLockStringFace">"~/Dropbox/emacs.d/todochiku-icons"</text:span>)</text:p>
      <text:p text:style-name="OrgSrcBlock"><text:s/><text:s/><text:s/><text:s/>(add-to-list<text:s/>'todochiku-icons<text:s/>'(emacs<text:s/>.<text:s/><text:span text:style-name="OrgSrcFontLockStringFace">"emacs.png"</text:span>))</text:p>
      <text:p text:style-name="OrgSrcBlock"><text:s/><text:s/><text:s/><text:s/>(<text:span text:style-name="OrgSrcFontLockKeywordFace">require</text:span><text:s/>'<text:span text:style-name="OrgSrcFontLockConstantFace">cl-lib</text:span>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esktop-notify</text:span><text:s/>(type<text:s/>title<text:s/>hour<text:s/>min<text:s/>action<text:s/>s)</text:p>
      <text:p text:style-name="OrgSrcBlock"><text:s/><text:s/>(<text:span text:style-name="OrgSrcFontLockKeywordFace">cond</text:span></text:p>
      <text:p text:style-name="OrgSrcBlock"><text:s/><text:s/><text:s/><text:span text:style-name="OrgSrcFontLockCommentDelimiterFace">;;<text:s/></text:span><text:span text:style-name="OrgSrcFontLockCommentFace">((string=<text:s/>type<text:s/>"growl")</text:span></text:p>
      <text:p text:style-name="OrgSrcBlock"><text:s/><text:s/><text:s/><text:span text:style-name="OrgSrcFontLockCommentDelimiterFace">;;<text:s/><text:s/></text:span><text:span text:style-name="OrgSrcFontLockCommentFace">(todochiku-message</text:span></text:p>
      <text:p text:style-name="OrgSrcBlock"><text:s/><text:s/><text:s/><text:span text:style-name="OrgSrcFontLockCommentDelimiterFace">;;<text:s/><text:s/><text:s/></text:span><text:span text:style-name="OrgSrcFontLockCommentFace">title<text:s/>(format<text:s/>"%s:%s<text:s/>%s"<text:s/>hour<text:s/>min<text:s/>action)<text:s/>"Emacs"<text:s/>s))</text:span></text:p>
      <text:p text:style-name="OrgSrcBlock"><text:s/><text:s/><text:s/>((string=<text:s/>type<text:s/><text:span text:style-name="OrgSrcFontLockStringFace">"osx-native"</text:span>)</text:p>
      <text:p text:style-name="OrgSrcBlock"><text:s/><text:s/><text:s/><text:s/>(terminal-notifier-notify</text:p>
      <text:p text:style-name="OrgSrcBlock"><text:s/><text:s/><text:s/><text:s/><text:s/>title</text:p>
      <text:p text:style-name="OrgSrcBlock"><text:s/><text:s/><text:s/><text:s/><text:s/>(format<text:s/><text:span text:style-name="OrgSrcFontLockStringFace">"%s:%s<text:s/>%s"</text:span><text:s/>hour<text:s/>min<text:s/>action)))</text:p>
      <text:p text:style-name="OrgSrcBlock"><text:s/><text:s/><text:s/>(t<text:s/>nil)))</text:p>
      <text:p text:style-name="OrgSrcBlock"/>
      <text:p text:style-name="OrgSrcBlock">(<text:span text:style-name="OrgSrcFontLockKeywordFace">defun</text:span><text:s/><text:span text:style-name="OrgSrcFontLockFunctionNameFace">set-notify-mai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mail"</text:span><text:s/><text:span text:style-name="OrgSrcFontLockStringFace">"りまいんだ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set-notify-grow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growl"</text:span><text:s/><text:span text:style-name="OrgSrcFontLockStringFace">"==<text:s/>REMINDER<text:s/>=="</text:span><text:s/>hour<text:s/>min<text:s/>action<text:s/>s))</text:p>
      <text:p text:style-name="OrgSrcBlock"/>
      <text:p text:style-name="OrgSrcBlock">(<text:span text:style-name="OrgSrcFontLockKeywordFace">defun</text:span><text:s/><text:span text:style-name="OrgSrcFontLockFunctionNameFace">set-notify-osx-native</text:span><text:s/>(hour<text:s/>min<text:s/>action<text:s/>s)</text:p>
      <text:p text:style-name="OrgSrcBlock"><text:s/><text:s/><text:span text:style-name="OrgSrcFontLockDocFace">"terminal-notifier<text:s/>is<text:s/>required."</text:span></text:p>
      <text:p text:style-name="OrgSrcBlock"><text:s/><text:s/><text:span text:style-name="OrgSrcFontLockCommentDelimiterFace">;;<text:s/><text:s/><text:s/><text:s/></text:span><text:span text:style-name="OrgSrcFontLockCommentFace">(message<text:s/>"%s:%s<text:s/>%s<text:s/>%s"<text:s/>hour<text:s/>min<text:s/>action<text:s/>s)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osx-native"</text:span><text:s/><text:span text:style-name="OrgSrcFontLockStringFace">"Emacs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cd795aa"/>
<text:bookmark text:name="orgcd795aa"/>頻繁に利用するファイルをring形式でたどる
<text:bookmark-end text:name="OrgXref.orgcd795aa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:file-ring</text:span><text:s/>nil)</text:p>
      <text:p text:style-name="OrgSrcBlock"/>
      <text:p text:style-name="OrgSrcBlock"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takaxp:make-file-ring</text:span><text:s/>(files)</text:p>
      <text:p text:style-name="OrgSrcBlock"><text:s/><text:s/>(<text:span text:style-name="OrgSrcFontLockKeywordFace">setq</text:span><text:s/>my: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:file-ring))<text:s/>my:file-ring))</text:span></text:p>
      <text:p text:style-name="OrgSrcBlock">(takaxp:make-file-ring</text:p>
      <text:p text:style-name="OrgSrcBlock"><text:s/>'(<text:span text:style-name="OrgSrcFontLockStringFace">"~/Dropbox/org/work.org"</text:span><text:s/><text:span text:style-name="OrgSrcFontLockStringFace">"~/Dropbox/org/wg1.org"</text:span></text:p>
      <text:p text:style-name="OrgSrcBlock"><text:s/><text:s/><text:s/><text:span text:style-name="OrgSrcFontLockStringFace">"~/Dropbox/org/research.org"</text:span><text:s/><text:span text:style-name="OrgSrcFontLockStringFace">"~/Dropbox/emacs.d/config/init.org"</text:span></text:p>
      <text:p text:style-name="OrgSrcBlock"><text:s/><text:s/><text:s/><text:span text:style-name="OrgSrcFontLockStringFace">"~/Dropbox/emacs.d/config/utility.org"</text:span><text:s/><text:span text:style-name="OrgSrcFontLockStringFace">"~/Dropbox/org/buffer.org"</text:span></text:p>
      <text:p text:style-name="OrgSrcBlock"><text:s/><text:s/><text:s/><text:span text:style-name="OrgSrcFontLockStringFace">"~/Dropbox/org/next.org"</text:span>))</text:p>
      <text:p text:style-name="OrgSrcBlock"/>
      <text:p text:style-name="OrgSrcBlock"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takaxp: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:file-ring))</text:p>
      <text:p text:style-name="OrgSrcBlock"><text:s/><text:s/>(<text:span text:style-name="OrgSrcFontLockKeywordFace">setq</text:span><text:s/>my:file-ring</text:p>
      <text:p text:style-name="OrgSrcBlock"><text:s/><text:s/><text:s/><text:s/><text:s/><text:s/><text:s/><text:s/>(append<text:s/>(cdr<text:s/>my:file-ring)</text:p>
      <text:p text:style-name="OrgSrcBlock"><text:s/><text:s/><text:s/><text:s/><text:s/><text:s/><text:s/><text:s/><text:s/><text:s/><text:s/><text:s/><text:s/><text:s/><text:s/><text:s/>(list<text:s/>(car<text:s/>my: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:file-ring<text:s/>(cdr<text:s/>my:file-ring)))</text:span></text:p>
      <text:h text:style-name="Heading_20_2" text:outline-level="2" text:is-list-header="false">
<text:bookmark-start text:name="OrgXref.org1270bc5"/>
<text:bookmark text:name="org1270bc5"/>引数のorgバッファを開く
<text:bookmark-end text:name="OrgXref.org1270bc5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LastLine"><text:s/><text:s/><text:s/><text:s/>(find-file<text:s/>(concat<text:s/><text:span text:style-name="OrgSrcFontLockStringFace">"~/Dropbox/org/"</text:span><text:s/>file))))</text:p>
      <text:h text:style-name="Heading_20_2" text:outline-level="2" text:is-list-header="false">
<text:bookmark-start text:name="OrgXref.orgea7e28c"/>
<text:bookmark text:name="orgea7e28c"/>orgバッファにいつものヘッダを追加する
<text:bookmark-end text:name="OrgXref.orgea7e28c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7e38742"/>
<text:bookmark text:name="org7e38742"/>議事録ひな形を書き入れる
<text:bookmark-end text:name="OrgXref.org7e38742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fd6d128"/>
<text:bookmark text:name="orgfd6d128"/>ランダムの文字列を取得する
<text:bookmark-end text:name="OrgXref.orgfd6d128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6775adf"/>
<text:bookmark text:name="org6775adf"/>Auto-install をセットアップする
<text:bookmark-end text:name="OrgXref.org6775adf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: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:auto-install-batch-list-el-url)</text:p>
      <text:p text:style-name="OrgSrcBlock"><text:s/><text:s/><text:s/><text:s/>(<text:span text:style-name="OrgSrcFontLockKeywordFace">setq</text:span><text:s/>auto-install-batch-list-el-url<text:s/>my: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9840cf9"/>
<text:bookmark text:name="org9840cf9"/>行頭に"  - "を挿入する
<text:bookmark-end text:name="OrgXref.org9840cf9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d69e4d0"/>
<text:bookmark text:name="orgd69e4d0"/>日付などを簡単に挿入する
<text:bookmark-end text:name="OrgXref.orgd69e4d0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Y-%m-%d"</text:span>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32a868f"/>
<text:bookmark text:name="org32a868f"/>キーバインド
<text:bookmark-end text:name="OrgXref.org32a868f"/></text:h>
      <text:p text:style-name="OrgSrcBlock">(global-set-key<text:s/>(kbd<text:s/><text:span text:style-name="OrgSrcFontLockStringFace">"C-0"</text:span>)<text:s/>'insert-formatted-current-date)</text:p>
      <text:p text:style-name="OrgSrcBlockLastLine">(global-set-key<text:s/>(kbd<text:s/><text:span text:style-name="OrgSrcFontLockStringFace">"C-9"</text:span>)<text:s/>'insert-formatted-current-time)</text:p>
      <text:h text:style-name="Heading_20_2" text:outline-level="2" text:is-list-header="false">
<text:bookmark-start text:name="OrgXref.orgc97b10e"/>
<text:bookmark text:name="orgc97b10e"/>XHTMLを利用したガントチャート生成
<text:bookmark-end text:name="OrgXref.orgc97b10e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: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h text:style-name="Heading_20_2" text:outline-level="2" text:is-list-header="false">
<text:bookmark-start text:name="OrgXref.orgce4d761"/>
<text:bookmark text:name="orgce4d761"/>定期実行関数
<text:bookmark-end text:name="OrgXref.orgce4d761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:ox-icalendar)))</text:p>
      <text:h text:style-name="Heading_20_2" text:outline-level="2" text:is-list-header="false">
<text:bookmark-start text:name="OrgXref.orgab7ce66"/>
<text:bookmark text:name="orgab7ce66"/>ブラウザの設定
<text:bookmark-end text:name="OrgXref.orgab7ce66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<text:span text:style-name="OrgSrcFontLockKeywordFace">setq</text:span><text:s/>browse-url-generic-program<text:s/>'google-chrome))</text:p>
      <text:p text:style-name="OrgSrcBlock"><text:s/><text:s/><text:s/><text:s/><text:s/>((eq<text:s/>window-system<text:s/>'mac)</text:p>
      <text:p text:style-name="OrgSrcBlock"><text:s/><text:s/><text:s/><text:s/><text:s/><text:s/>(<text:span text:style-name="OrgSrcFontLockKeywordFace">setq</text:span><text:s/>browse-url-browser-function<text:s/>'browse-url-generic)</text:p>
      <text:p text:style-name="OrgSrcBlock"><text:s/><text:s/><text:s/><text:s/><text:s/><text:s/>(<text:span text:style-name="OrgSrcFontLockKeywordFace">setq</text:span><text:s/>browse-url-generic-program<text:s/><text:span text:style-name="OrgSrcFontLockStringFace">"/Applications/Google<text:s/>Chrome.app/Contents/MacOS/Google<text:s/>Chrome"</text:span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212d994"/>
<text:bookmark text:name="org212d994"/>ミニバッファに日時を表示
<text:bookmark-end text:name="OrgXref.org212d994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takaxp:date)</text:p>
      <text:h text:style-name="Heading_20_2" text:outline-level="2" text:is-list-header="false">
<text:bookmark-start text:name="OrgXref.orgc5e59aa"/>
<text:bookmark text:name="orgc5e59aa"/>バックアップファイルの削除
<text:bookmark-end text:name="OrgXref.orgc5e59aa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count)</text:p>
      <text:p text:style-name="OrgSrcBlock"><text:s/><text:s/>(<text:span text:style-name="OrgSrcFontLockKeywordFace">if</text:span><text:s/>(=<text:s/>count<text:s/>1)</text:p>
      <text:p text:style-name="OrgSrcBlock"><text:s/><text:s/><text:s/><text:s/><text:s/><text:s/>1</text:p>
      <text:p text:style-name="OrgSrcBlock"><text:s/><text:s/><text:s/><text:s/>(recursive-delete-backup-files<text:s/>(1-<text:s/>count)))</text:p>
      <text:p text:style-name="OrgSrcBlock"><text:s/><text:s/>(delete-backup-files<text:s/>coun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\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\'<text:s/>-print0<text:s/>|<text:s/>while<text:s/>read<text:s/>-r<text:s/>-d<text:s/>\'\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pan text:style-name="OrgSrcFontLockCommentDelimiterFace">;;;<text:s/><text:s/><text:s/><text:s/><text:s/>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files)</text:p>
      <text:p text:style-name="OrgSrcBlockLastLine"><text:s/><text:s/><text:s/><text:s/><text:s/><text:s/>(shell-command-to-string<text:s/>(concat<text:s/><text:span text:style-name="OrgSrcFontLockStringFace">"rm<text:s/>-r<text:s/>"</text:span><text:s/>files)))))</text:p>
      <text:h text:style-name="Heading_20_2" text:outline-level="2" text:is-list-header="false">
<text:bookmark-start text:name="OrgXref.orge2bc5ae"/>
<text:bookmark text:name="orge2bc5ae"/>日中と夜中でテーマを切り替える
<text:bookmark-end text:name="OrgXref.orge2bc5ae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ayl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daylight-theme</text:span><text:s/>nil<text:s/>t)</text:p>
      <text:p text:style-name="OrgSrcBlock"><text:s/><text:s/><text:s/><text:s/>(<text:span text:style-name="OrgSrcFontLockKeywordFace">setq</text:span><text:s/>my:cursor-color-ime-on<text:s/><text:span text:style-name="OrgSrcFontLockStringFace">"</text:span><text:span text:style-name="OrgSrcDefault0074">#91C3FF</text:span><text:span text:style-name="OrgSrcFontLockStringFace">"</text:span>)</text:p>
      <text:p text:style-name="OrgSrcBlock"><text:s/><text:s/><text:s/><text:s/>(load-theme<text:s/>'daylight<text:s/>t)</text:p>
      <text:p text:style-name="OrgSrcBlock"><text:s/><text:s/><text:s/><text:s/>(set-face-foreground<text:s/>'vertical-border<text:s/>(face-background<text:s/>'default))</text:p>
      <text:p text:style-name="OrgSrcBlock"><text:s/><text:s/><text:s/><text:s/>(set-face-background<text:s/>'vertical-border<text:s/>(face-background<text:s/>'default))</text:p>
      <text:p text:style-name="OrgSrcBlock"><text:s/><text:s/><text:s/><text:s/>(reset-font-size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n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night-theme</text:span><text:s/>nil<text:s/>t)<text:s/><text:span text:style-name="OrgSrcFontLockCommentDelimiterFace">;;<text:s/></text:span><text:span text:style-name="OrgSrcFontLockCommentFace">atom-one-dark-theme</text:span></text:p>
      <text:p text:style-name="OrgSrcBlock"><text:s/><text:s/><text:s/><text:s/><text:span text:style-name="OrgSrcFontLockCommentDelimiterFace">;;<text:s/><text:s/><text:s/><text:s/></text:span><text:span text:style-name="OrgSrcFontLockCommentFace">(set-face-background<text:s/>'hl-line<text:s/>"</text:span><text:span text:style-name="OrgSrcDefault0077">#484c5c</text:span><text:span text:style-name="OrgSrcFontLockCommentFace">")</text:span></text:p>
      <text:p text:style-name="OrgSrcBlock"><text:s/><text:s/><text:s/><text:s/>(<text:span text:style-name="OrgSrcFontLockKeywordFace">setq</text:span><text:s/>my:cursor-color-ime-on<text:s/><text:span text:style-name="OrgSrcFontLockStringFace">"</text:span><text:span text:style-name="OrgSrcDefault0280">#8599ff</text:span><text:span text:style-name="OrgSrcFontLockStringFace">"</text:span>)</text:p>
      <text:p text:style-name="OrgSrcBlock"><text:s/><text:s/><text:s/><text:s/>(load-theme<text:s/>'night<text:s/>t)</text:p>
      <text:p text:style-name="OrgSrcBlock"><text:s/><text:s/><text:s/><text:s/>(set-face-foreground<text:s/>'vertical-border<text:s/>(face-background<text:s/>'default))</text:p>
      <text:p text:style-name="OrgSrcBlock"><text:s/><text:s/><text:s/><text:s/>(set-face-background<text:s/>'vertical-border<text:s/>(face-background<text:s/>'default))</text:p>
      <text:p text:style-name="OrgSrcBlockLastLine"><text:s/><text:s/><text:s/><text:s/>(reset-font-size)))</text:p>
      <text:h text:style-name="Heading_20_2" text:outline-level="2" text:is-list-header="false">
<text:bookmark-start text:name="OrgXref.orgf645cbd"/>
<text:bookmark text:name="orgf645cbd"/>chomp
<text:bookmark-end text:name="OrgXref.orgf645cbd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0075a08"/>
<text:bookmark text:name="org0075a08"/>その他
<text:bookmark-end text:name="OrgXref.org0075a08"/></text:h>
      <text:p text:style-name="OrgSrcBlock"><text:s/><text:s/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/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/><text:s/><text:s/><text:s/><text:span text:style-name="OrgSrcFontLockCommentDelimiterFace">;;;<text:s/></text:span><text:span text:style-name="OrgSrcFontLockCommentFace">Test<text:s/>function<text:s/>for<text:s/>AppleScript</text:span></text:p>
      <text:p text:style-name="OrgSrcBlock"><text:s/><text:s/><text:s/><text:s/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/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1" text:outline-level="1" text:is-list-header="false">
<text:bookmark-start text:name="OrgXref.org03a2f3d"/>
<text:bookmark text:name="org03a2f3d"/>未設定／テスト中
<text:bookmark-end text:name="OrgXref.org03a2f3d"/></text:h>
      <text:h text:style-name="Heading_20_2" text:outline-level="2" text:is-list-header="false">
<text:bookmark-start text:name="OrgXref.org8a9beb6"/>
<text:bookmark text:name="org8a9beb6"/>byte-compile の警告を抑制する
<text:bookmark-end text:name="OrgXref.org8a9beb6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7a788e7"/>
<text:bookmark text:name="org7a788e7"/>[window-resizer.el] 分割したウィンドウサイズを変更する
<text:bookmark-end text:name="OrgXref.org7a788e7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: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81ae337"/>
<text:bookmark text:name="org81ae337"/>[idle-requie]
<text:bookmark-end text:name="OrgXref.org81ae337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4817a16"/>
<text:bookmark text:name="org4817a16"/>[pdf-preview]
<text:bookmark-end text:name="OrgXref.org4817a16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cd9ed0b"/>
<text:bookmark text:name="orgcd9ed0b"/>[EasyPG]
<text:bookmark-end text:name="OrgXref.orgcd9ed0b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ff674e3"/>
<text:bookmark text:name="orgff674e3"/>[eblook]
<text:bookmark-end text:name="OrgXref.orgff674e3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ceefc7e"/>
<text:bookmark text:name="orgceefc7e"/>[iBuffer]
<text:bookmark-end text:name="OrgXref.orgceefc7e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f495d34"/>
<text:bookmark text:name="orgf495d34"/>UUID をファイル名にして所定のディレクトリにコピー／移動
<text:bookmark-end text:name="OrgXref.orgf495d34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405cdf3"/>
<text:bookmark text:name="org405cdf3"/>キーバインド
<text:bookmark-end text:name="OrgXref.org405cdf3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fb6c813"/>
<text:bookmark text:name="orgfb6c813"/>provide
<text:bookmark-end text:name="OrgXref.orgfb6c813"/></text:h>
      <text:p text:style-name="OrgSrcBlockLastLine">(<text:span text:style-name="OrgSrcFontLockKeywordFace">provide</text:span><text:s/>'<text:span text:style-name="OrgSrcFontLockConstantFace">utility</text:span>)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Default0280" style:family="text">
      <style:text-properties fo:color="nil"/>
    </style:style>
    <style:style style:name="OrgSrcDefault0077" style:family="text">
      <style:text-properties fo:color="nil"/>
    </style:style>
    <style:style style:name="OrgSrcDefault0074" style:family="text">
      <style:text-properties fo:color="nil"/>
    </style:style>
    <style:style style:name="OrgSrcFontLockTypeFace" style:family="text">
      <style:text-properties fo:color="#228b22"/>
    </style:style>
    <style:style style:name="OrgSrcFontLockNegationCharFace" style:family="text">
      <style:text-properties fo:color="#000000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BuiltinFace" style:family="text">
      <style:text-properties fo:color="#483d8b"/>
    </style:style>
    <style:style style:name="OrgSrcFontLockVariableNameFace" style:family="text">
      <style:text-properties fo:color="#a0522d"/>
    </style:style>
    <style:style style:name="OrgSrcFontLockStringFace" style:family="text">
      <style:text-properties fo:color="#8b2252"/>
    </style:style>
    <style:style style:name="OrgSrcFontLockDocFace" style:family="text">
      <style:text-properties fo:color="#8b2252"/>
    </style:style>
    <style:style style:name="OrgSrcFontLockFunctionNameFace" style:family="text">
      <style:text-properties fo:color="#0432fe"/>
    </style:style>
    <style:style style:name="OrgSrcFontLockWarningFace" style:family="text">
      <style:text-properties fo:color="#fe2500"/>
    </style:style>
    <style:style style:name="OrgSrcFontLockCommentFace" style:family="text">
      <style:text-properties fo:color="#b22222"/>
    </style:style>
    <style:style style:name="OrgSrcFontLockCommentDelimiterFace" style:family="text">
      <style:text-properties fo:color="#b222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  <style:style style:name="OrgSrcFontLockConstantFace" style:family="text">
      <style:text-properties fo:color="#008b8b"/>
    </style:style>
    <style:style style:name="OrgSrcFontLockKeywordFace" style:family="text">
      <style:text-properties fo:color="#93209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7-07-28T16:54:48</dc:date>
    <meta:creation-date>2017-07-28T16:54:48</meta:creation-date>
    <meta:generator>Emacs 25.2.1 (Org mode 9.0)</meta:generator>
    <meta:keyword/>
    <dc:subject/>
    <dc:title>ユーティリティ関数群</dc:title>
  </office:meta>
</office:document-meta>
</file>